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70000027E15AA5483285E3AA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146in" fo:min-width="0.21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1.5409in" svg:y="0in" svg:width="3.7398in" svg:height="6.6457in" draw:z-index="0"><draw:image xlink:href="Pictures/10000000000001670000027E15AA5483285E3AAD.png" xlink:type="simple" xlink:show="embed" xlink:actuate="onLoad" loext:mime-type="image/png"/></draw:frame><draw:custom-shape text:anchor-type="paragraph" draw:z-index="1" draw:name="Shape1" draw:style-name="gr1" draw:text-style-name="P1" svg:width="0.3024in" svg:height="0.3024in" svg:x="4.239in" svg:y="0.5465in"><text:p text:style-name="P1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1" svg:width="0.3024in" svg:height="0.3024in" svg:x="4.3327in" svg:y="1.1402in"><text:p text:style-name="P1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01:41:01.368266995</meta:creation-date>
    <dc:date>2019-08-23T01:42:26.755186946</dc:date>
    <meta:editing-duration>PT1M2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2.5.2$Linux_X86_64 LibreOffice_project/20$Build-2</meta:generator>
  </office:meta>
</office:document-meta>
</file>